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Write a Java program that counts vowels in a string?<text:line-break/>2. PALINDROME: Write a program that takes an English word and test whether or not this word is a palindrome. (e.g. a word that reads the same both forwards and backwards such as “level”). <text:line-break/>3. Write a java program to reverse a string without using reverse() method?<text:line-break/>4. Given a string s1 and a string s2, write a java method to say whether s2 is a rotation of s1 ?<text:line-break/><text:tab/>Example : given s1 = abcd and s2 = cdab, return true, given s1 = abcd, and s2 = acbd , return false<text:line-break/>5. Write a java program to remove characters from the first string which are present in the second string?<text:line-break/><text:line-break/>6. Write a java program to print all the duplicate characteres in the given string?<text:line-break/><text:line-break/>7. Write a java program to find the most repeted character in the given string?<text:line-break/><text:line-break/>8. Write a java program to reverse a words in a given string?<text:line-break/>Example : i love raudra and ravindra<text:line-break/><text:tab/><text:tab/> <text:s/>ravindra and raudra love i<text:line-break/><text:line-break/>9. Given a string, find its first non-repeating character?<text:line-break/><text:tab/>Example : Given String : ravindra<text:line-break/><text:tab/><text:tab/><text:tab/><text:tab/><text:tab/>Output : v<text:line-break/>10. Write a java program to sort the given string?<text:line-break/><text:tab/>Example: input : ravindra<text:line-break/><text:tab/><text:tab/><text:tab/> output : aadinrrv<text:line-break/><text:line-break/><text:tab/><text:tab/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2-23T19:34:54.624000000</dc:date>
    <dc:creator>Ankita Khot</dc:creator>
    <meta:editing-duration>PT5S</meta:editing-duration>
    <meta:editing-cycles>1</meta:editing-cycles>
    <meta:document-statistic meta:table-count="0" meta:image-count="0" meta:object-count="0" meta:page-count="1" meta:paragraph-count="1" meta:word-count="213" meta:character-count="1140" meta:non-whitespace-character-count="901"/>
  </office:meta>
</office:document-meta>
</file>